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4">
      <style:text-properties fo:font-weight="normal" style:font-weight-asian="normal" style:font-weight-complex="normal"/>
    </style:style>
    <style:style style:name="P16" style:family="paragraph" style:parent-style-name="Standard" style:list-style-name="L5">
      <style:text-properties fo:font-weight="normal" style:font-weight-asian="normal" style:font-weight-complex="normal"/>
    </style:style>
    <style:style style:name="P17" style:family="paragraph" style:parent-style-name="Standard" style:list-style-name="L6">
      <style:text-properties fo:font-weight="normal" style:font-weight-asian="normal" style:font-weight-complex="normal"/>
    </style:style>
    <style:style style:name="P18" style:family="paragraph" style:parent-style-name="Standard" style:list-style-name="L7">
      <style:text-properties fo:font-weight="normal" style:font-weight-asian="normal" style:font-weight-complex="normal"/>
    </style:style>
    <style:style style:name="P19" style:family="paragraph" style:parent-style-name="Standard" style:list-style-name="L8">
      <style:text-properties fo:font-weight="normal" style:font-weight-asian="normal" style:font-weight-complex="normal"/>
    </style:style>
    <style:style style:name="P20" style:family="paragraph" style:parent-style-name="Standard" style:list-style-name="L9">
      <style:text-properties fo:font-weight="normal" style:font-weight-asian="normal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solid"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udent-Research Matching Application.</text:p>
      <text:p text:style-name="Standard"/>
      <text:p text:style-name="P1">High Level Description</text:p>
      <text:p text:style-name="Standard">There are three major desired functionalities for the app (in order of priority):</text:p>
      <text:p text:style-name="Standard"/>
      <text:list xml:id="list560198047" text:style-name="L1">
        <text:list-item>
          <text:p text:style-name="P11">Student Profile – Student would be able to fill out a survey specifying their qualifications and research interests. <text:s/>Professors would be able to browse lists of student profiles. <text:s/>Student profile should expire at expected graduation date.</text:p>
        </text:list-item>
      </text:list>
      <text:p text:style-name="Standard"/>
      <text:list xml:id="list1900497687" text:style-name="L2">
        <text:list-item>
          <text:p text:style-name="P12">Research Project Profile – Professors would fill out profile of research project. <text:s/>Students would be able to browse departmental lists of projects.</text:p>
        </text:list-item>
      </text:list>
      <text:p text:style-name="Standard"/>
      <text:list xml:id="list354979170" text:style-name="L3">
        <text:list-item>
          <text:p text:style-name="P13">System Matching – System would match students to research projects based on criteria found in student and research profiles. <text:s/>When system finds a suitable match, a generated email will be sent to the student. <text:s/>The email will invite the student to apply for the position.</text:p>
        </text:list-item>
      </text:list>
      <text:p text:style-name="Standard"/>
      <text:p text:style-name="P1">Users</text:p>
      <text:p text:style-name="P3">There will be three types of users who can log in to the system.</text:p>
      <text:p text:style-name="P3"/>
      <text:list xml:id="list54844501" text:style-name="L4">
        <text:list-item>
          <text:p text:style-name="P15">Administrator – The administrator would have access to all areas of the system. <text:s/>The administrator would be able to edit any area of the application. <text:s/>The administrator would be responsible for granting access to professors.</text:p>
        </text:list-item>
      </text:list>
      <text:p text:style-name="P3"/>
      <text:list xml:id="list813545102" text:style-name="L5">
        <text:list-item>
          <text:p text:style-name="P16">Faculty – The faculty member would be able to log in and create, read, update, and destroy a profile for a research project. <text:s/>The faculty will be invited to create an account by a system administrator.</text:p>
        </text:list-item>
      </text:list>
      <text:p text:style-name="P3"/>
      <text:list xml:id="list1720931048" text:style-name="L6">
        <text:list-item>
          <text:p text:style-name="P17">Student – The student would be allowed to log in and create, read, update, and destroy their student profile. <text:s/>To register for an account, the student user will be required to have a valid UNM email address.</text:p>
        </text:list-item>
      </text:list>
      <text:p text:style-name="P3"/>
      <text:p text:style-name="P1">User Interfaces</text:p>
      <text:list xml:id="list1872999211" text:style-name="L7">
        <text:list-item>
          <text:p text:style-name="P18">Student Survey - There will be a student survey form (see figure 1 for mockup). <text:s/>Students will use this survey to create a profile</text:p>
        </text:list-item>
      </text:list>
      <text:p text:style-name="P3"/>
      <text:list xml:id="list1333885642" text:style-name="L8">
        <text:list-item>
          <text:p text:style-name="P19">Student Search Engine - There will be a student search engine (figure 2). <text:s/>Students will use this to search for available research positions. <text:s/>The student will be able to select as many projects as they wish, then compare the selected projects. <text:s/></text:p>
        </text:list-item>
      </text:list>
      <text:p text:style-name="P3"/>
      <text:list xml:id="list336587642" text:style-name="L9">
        <text:list-item>
          <text:p text:style-name="P20">Faculty Survey – Faculty will use this survey (figure 4) to create a profile for their research project.</text:p>
        </text:list-item>
      </text:list>
      <text:p text:style-name="P3"/>
      <text:p text:style-name="P1">Appearance</text:p>
      <text:p text:style-name="P3">The application's appearance will be consistent with the appearance of the University of New Mexico's websites.</text:p>
      <text:p text:style-name="P3"/>
      <text:p text:style-name="P3"/>
      <text:p text:style-name="P3"/>
      <text:p text:style-name="P3"/>
      <text:p text:style-name="P3"><text:soft-page-break/></text:p>
      <text:p text:style-name="P4"><draw:rect text:anchor-type="paragraph" draw:z-index="0" draw:style-name="gr1" draw:text-style-name="P21" svg:width="1.4724in" svg:height="0.2642in" svg:x="5.3909in" svg:y="0.1472in"><text:p text:style-name="P21">Student Survey Form</text:p></draw:rect></text:p>
      <text:p text:style-name="P1"/>
      <text:p text:style-name="P1"/>
      <text:p text:style-name="P1"><draw:rect text:anchor-type="paragraph" draw:z-index="5" draw:style-name="gr3" draw:text-style-name="P21" svg:width="1.7094in" svg:height="0.1469in" svg:x="2.728in" svg:y="0.1717in"><text:p text:style-name="P21">UNM ID</text:p></draw:rect></text:p>
      <text:list xml:id="list1008390537" text:continue-list="list1720931048" text:style-name="L6">
        <text:list-header>
          <text:p text:style-name="P17"><draw:rect text:anchor-type="paragraph" draw:z-index="6" draw:style-name="gr2" draw:text-style-name="P21" svg:width="1.7094in" svg:height="0.2094in" svg:x="3.2909in" svg:y="0.1264in"><text:p/></draw:rect><draw:rect text:anchor-type="paragraph" draw:z-index="1" draw:style-name="gr2" draw:text-style-name="P21" svg:width="1.7094in" svg:height="0.2094in" svg:x="0.4909in" svg:y="0.1626in"><text:p/></draw:rect>First Name</text:p>
        </text:list-header>
      </text:list>
      <text:p text:style-name="P3"/>
      <text:p text:style-name="P3"/>
      <text:p text:style-name="P3"><draw:rect text:anchor-type="paragraph" draw:z-index="2" draw:style-name="gr2" draw:text-style-name="P21" svg:width="1.7094in" svg:height="0.2094in" svg:x="0.4909in" svg:y="0.1535in"><text:p/></draw:rect><draw:rect text:anchor-type="paragraph" draw:z-index="7" draw:style-name="gr3" draw:text-style-name="P21" svg:width="1.7094in" svg:height="0.1469in" svg:x="2.6465in" svg:y="0.0264in"><text:p text:style-name="P21">Email</text:p></draw:rect><draw:rect text:anchor-type="paragraph" draw:z-index="8" draw:style-name="gr2" draw:text-style-name="P21" svg:width="1.7094in" svg:height="0.2094in" svg:x="3.3in" svg:y="0.1728in"><text:p/></draw:rect><text:tab/>Last Name</text:p>
      <text:p text:style-name="P3"/>
      <text:p text:style-name="P3"><draw:circle text:anchor-type="paragraph" draw:z-index="9" draw:style-name="gr2" draw:text-style-name="P21" svg:width="0.1362in" svg:height="0.1362in" svg:x="4.1638in" svg:y="0.1756in"><text:p/></draw:circle><draw:rect text:anchor-type="paragraph" draw:z-index="11" draw:style-name="gr3" draw:text-style-name="P21" svg:width="0.7807in" svg:height="0.1469in" svg:x="3.3102in" svg:y="0.1654in"><text:p text:style-name="P21">Graduate</text:p></draw:rect></text:p>
      <text:p text:style-name="P3"><draw:rect text:anchor-type="paragraph" draw:z-index="3" draw:style-name="gr2" draw:text-style-name="P21" svg:width="1.7094in" svg:height="0.2094in" svg:x="0.4909in" svg:y="0.172in"><text:p/></draw:rect><text:tab/>Phone Number</text:p>
      <text:p text:style-name="P3"><draw:circle text:anchor-type="paragraph" draw:z-index="10" draw:style-name="gr2" draw:text-style-name="P21" svg:width="0.1362in" svg:height="0.1362in" svg:x="4.1634in" svg:y="0.1047in"><text:p/></draw:circle><draw:rect text:anchor-type="paragraph" draw:z-index="12" draw:style-name="gr3" draw:text-style-name="P21" svg:width="1.1988in" svg:height="0.1469in" svg:x="2.9646in" svg:y="0.0744in"><text:p text:style-name="P21">Undergraduate</text:p></draw:rect></text:p>
      <text:p text:style-name="P3"/>
      <text:p text:style-name="P3"><draw:rect text:anchor-type="paragraph" draw:z-index="4" draw:style-name="gr2" draw:text-style-name="P21" svg:width="1.7094in" svg:height="0.2094in" svg:x="0.4909in" svg:y="0.1638in"><text:p/></draw:rect><draw:rect text:anchor-type="paragraph" draw:z-index="13" draw:style-name="gr3" draw:text-style-name="P21" svg:width="1.7094in" svg:height="0.1469in" svg:x="2.7283in" svg:y="0.0091in"><text:p text:style-name="P21">Minor(s)</text:p></draw:rect><draw:rect text:anchor-type="paragraph" draw:z-index="14" draw:style-name="gr2" draw:text-style-name="P21" svg:width="1.7094in" svg:height="0.2094in" svg:x="3.2909in" svg:y="0.1555in"><text:p/></draw:rect><text:tab/>Major(s)</text:p>
      <text:p text:style-name="P3"/>
      <text:p text:style-name="P3"/>
      <text:p text:style-name="P3"><text:tab/>Expected Graduation Date</text:p>
      <text:p text:style-name="P3"><draw:rect text:anchor-type="paragraph" draw:z-index="51" draw:style-name="gr2" draw:text-style-name="P21" svg:width="1.7094in" svg:height="0.2094in" svg:x="0.4909in" svg:y="0.0075in"><text:p/></draw:rect><text:tab/></text:p>
      <text:p text:style-name="P3"/>
      <text:p text:style-name="P3"><text:tab/>Interests</text:p>
      <text:p text:style-name="P3"><draw:rect text:anchor-type="paragraph" draw:z-index="15" draw:style-name="gr2" draw:text-style-name="P21" svg:width="3.6823in" svg:height="1.4732in" svg:x="0.5in" svg:y="0.0299in"><text:p/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"><draw:rect text:anchor-type="paragraph" draw:z-index="16" draw:style-name="gr1" draw:text-style-name="P21" svg:width="1.4724in" svg:height="0.2642in" svg:x="5.3909in" svg:y="0.1209in"><text:p text:style-name="P21">Search Engine</text:p></draw:rect></text:p>
      <text:p text:style-name="P2"/>
      <text:p text:style-name="P5"/>
      <text:p text:style-name="P8">Search Research Opportunities</text:p>
      <text:p text:style-name="P8"/>
      <text:p text:style-name="P9"><text:span text:style-name="T1">Department</text:span> </text:p>
      <text:p text:style-name="P7"><draw:rect text:anchor-type="paragraph" draw:z-index="17" draw:style-name="gr4" draw:text-style-name="P21" svg:width="1.7094in" svg:height="0.2094in" svg:x="2.5728in" svg:y="0.0362in"><text:p text:style-name="P21">Drop Down Menu</text:p></draw:rect></text:p>
      <text:p text:style-name="P7"><draw:caption text:anchor-type="paragraph" draw:z-index="20" draw:style-name="gr6" svg:width="1.4094in" svg:height="0.7717in" svg:x="5.2543in" svg:y="0.1272in" draw:caption-point-x="0in" draw:caption-point-y="0.3827in"><text:p>User can select more than one title to compare on the next screen</text:p></draw:caption></text:p>
      <text:p text:style-name="P10">Project Titles</text:p>
      <text:p text:style-name="P10"><draw:rect text:anchor-type="paragraph" draw:z-index="18" draw:style-name="gr4" draw:text-style-name="P21" svg:width="1.7094in" svg:height="0.2094in" svg:x="2.5728in" svg:y="0.0362in"><text:p text:style-name="P21">Drop Down Menu</text:p></draw:rect><draw:custom-shape text:anchor-type="paragraph" draw:z-index="21" draw:style-name="gr7" svg:width="0.8634in" svg:height="0.1004in" svg:x="4.3909in" svg:y="0.05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><draw:rect text:anchor-type="paragraph" draw:z-index="19" draw:style-name="gr5" draw:text-style-name="P21" svg:width="0.6642in" svg:height="0.2823in" svg:x="3.1543in" svg:y="0.0016in"><text:p text:style-name="P21">Submit</text:p></draw:rect></text:p>
      <text:p text:style-name="P3"/>
      <text:p text:style-name="P3"/>
      <text:p text:style-name="P3"/>
      <text:p text:style-name="P3"><draw:rect text:anchor-type="paragraph" draw:z-index="23" draw:style-name="gr1" draw:text-style-name="P21" svg:width="1.4724in" svg:height="0.2642in" svg:x="5.3909in" svg:y="0.1217in"><text:p text:style-name="P21">Search Results </text:p></draw:rect><draw:line text:anchor-type="paragraph" draw:z-index="22" draw:style-name="gr8" draw:text-style-name="P21" svg:x1="0in" svg:y1="0.0472in" svg:x2="6.8909in" svg:y2="0.011in"><text:p/></draw:line></text:p>
      <text:p text:style-name="P3"/>
      <text:p text:style-name="P3">RESEARCH PROJECT TITLE</text:p>
      <text:p text:style-name="P3"/>
      <text:p text:style-name="P3">CONTACT INFORMATION</text:p>
      <text:p text:style-name="P3"/>
      <text:p text:style-name="P3">POSITION</text:p>
      <text:p text:style-name="P3"/>
      <text:p text:style-name="P3">PAID/NOT PAID</text:p>
      <text:p text:style-name="P3"/>
      <text:p text:style-name="P3">WORK PERIOD</text:p>
      <text:p text:style-name="P3"/>
      <text:p text:style-name="P3">APPLICATION DEADLINE</text:p>
      <text:p text:style-name="P3"/>
      <text:p text:style-name="P3">REQUIREMENTS</text:p>
      <text:p text:style-name="P3"/>
      <text:p text:style-name="P3">JOB DESCRIPTION</text:p>
      <text:p text:style-name="P3"/>
      <text:p text:style-name="P3">HOW TO APPL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<draw:rect text:anchor-type="paragraph" draw:z-index="24" draw:style-name="gr1" draw:text-style-name="P21" svg:width="1.4724in" svg:height="0.2642in" svg:x="5.3909in" svg:y="0.1209in"><text:p text:style-name="P21">Faculty Survey Form</text:p></draw:rect></text:p>
      <text:p text:style-name="P4"/>
      <text:p text:style-name="P4"/>
      <text:p text:style-name="P6">Research Project Title</text:p>
      <text:p text:style-name="P6"><draw:rect text:anchor-type="paragraph" draw:z-index="25" draw:style-name="gr2" draw:text-style-name="P21" svg:width="1.7094in" svg:height="0.2094in" svg:x="0.0091in" svg:y="0.0354in"><text:p/></draw:rect></text:p>
      <text:p text:style-name="P6"/>
      <text:p text:style-name="P6">Contact Information</text:p>
      <text:p text:style-name="P6"><draw:rect text:anchor-type="paragraph" draw:z-index="26" draw:style-name="gr2" draw:text-style-name="P21" svg:width="1.7094in" svg:height="0.2094in" svg:x="0.0091in" svg:y="0.0354in"><text:p/></draw:rect></text:p>
      <text:p text:style-name="P3"/>
      <text:p text:style-name="P3">Department</text:p>
      <text:p text:style-name="P3"><draw:rect text:anchor-type="paragraph" draw:z-index="27" draw:style-name="gr2" draw:text-style-name="P21" svg:width="1.7094in" svg:height="0.2094in" svg:x="0.0091in" svg:y="0.0354in"><text:p/></draw:rect></text:p>
      <text:p text:style-name="P3"/>
      <text:p text:style-name="P3"/>
      <text:p text:style-name="P3">Will you require student research assistants for this project?</text:p>
      <text:p text:style-name="P3"/>
      <text:p text:style-name="P3"><draw:rect text:anchor-type="paragraph" draw:z-index="28" draw:style-name="gr4" draw:text-style-name="P21" svg:width="0.2276in" svg:height="0.2094in" svg:x="0.1in" svg:y="0.0118in"><text:p text:style-name="P21">#</text:p></draw:rect><draw:rect text:anchor-type="paragraph" draw:z-index="29" draw:style-name="gr3" draw:text-style-name="P21" svg:width="1.4004in" svg:height="0.2094in" svg:x="0.5in" svg:y="0.0193in"><text:p text:style-name="P21">Paid Undergraduate</text:p></draw:rect><text:tab/></text:p>
      <text:p text:style-name="P3"><draw:rect text:anchor-type="paragraph" draw:z-index="37" draw:style-name="gr5" draw:text-style-name="P21" svg:width="1.4004in" svg:height="1.1004in" svg:x="3.7362in" svg:y="0.0256in"><text:p text:style-name="P21">Can select any </text:p><text:p text:style-name="P21">Number of each</text:p><text:p text:style-name="P21">Type of student</text:p></draw:rect></text:p>
      <text:p text:style-name="P3"><draw:rect text:anchor-type="paragraph" draw:z-index="30" draw:style-name="gr4" draw:text-style-name="P21" svg:width="0.2276in" svg:height="0.2094in" svg:x="0.1in" svg:y="0.0118in"><text:p text:style-name="P21">#</text:p></draw:rect><draw:rect text:anchor-type="paragraph" draw:z-index="31" draw:style-name="gr3" draw:text-style-name="P21" svg:width="1.5453in" svg:height="0.2094in" svg:x="0.5in" svg:y="0.0193in"><text:p text:style-name="P21">Unpaid Undergraduate</text:p></draw:rect><text:tab/></text:p>
      <text:p text:style-name="P3"><draw:custom-shape text:anchor-type="paragraph" draw:z-index="36" draw:style-name="gr7" svg:width="1.4732in" svg:height="0.1276in" svg:x="2.3453in" svg:y="0.03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draw:rect text:anchor-type="paragraph" draw:z-index="32" draw:style-name="gr4" draw:text-style-name="P21" svg:width="0.2276in" svg:height="0.2094in" svg:x="0.1in" svg:y="0.0118in"><text:p text:style-name="P21">#</text:p></draw:rect><draw:rect text:anchor-type="paragraph" draw:z-index="33" draw:style-name="gr3" draw:text-style-name="P21" svg:width="1.0276in" svg:height="0.2094in" svg:x="0.5in" svg:y="0.0193in"><text:p text:style-name="P21">Paid Graduate</text:p></draw:rect><text:tab/></text:p>
      <text:p text:style-name="P3"/>
      <text:p text:style-name="P3"><draw:rect text:anchor-type="paragraph" draw:z-index="34" draw:style-name="gr4" draw:text-style-name="P21" svg:width="0.2276in" svg:height="0.2094in" svg:x="0.1in" svg:y="0.0118in"><text:p text:style-name="P21">#</text:p></draw:rect><draw:rect text:anchor-type="paragraph" draw:z-index="35" draw:style-name="gr3" draw:text-style-name="P21" svg:width="1.2004in" svg:height="0.2094in" svg:x="0.5in" svg:y="0.0193in"><text:p text:style-name="P21">Unpaid Graduate</text:p></draw:rect><text:tab/></text:p>
      <text:p text:style-name="P3"/>
      <text:p text:style-name="P3">If it is a paid position, have you listed on UNMJobs?</text:p>
      <text:p text:style-name="P3"><draw:circle text:anchor-type="paragraph" draw:z-index="39" draw:style-name="gr2" draw:text-style-name="P21" svg:width="0.1362in" svg:height="0.1362in" svg:x="1.3173in" svg:y="0.0957in"><text:p/></draw:circle><draw:rect text:anchor-type="paragraph" draw:z-index="41" draw:style-name="gr3" draw:text-style-name="P21" svg:width="0.4815in" svg:height="0.1469in" svg:x="0.8362in" svg:y="0.0654in"><text:p text:style-name="P21">Yes</text:p></draw:rect></text:p>
      <text:p text:style-name="P3"><draw:circle text:anchor-type="paragraph" draw:z-index="38" draw:style-name="gr2" draw:text-style-name="P21" svg:width="0.1362in" svg:height="0.1362in" svg:x="1.3173in" svg:y="0.1138in"><text:p/></draw:circle><draw:rect text:anchor-type="paragraph" draw:z-index="40" draw:style-name="gr3" draw:text-style-name="P21" svg:width="0.3815in" svg:height="0.1469in" svg:x="0.8634in" svg:y="0.1134in"><text:p text:style-name="P21">No</text:p></draw:rect></text:p>
      <text:p text:style-name="P3"/>
      <text:p text:style-name="P3">If yes, please provide posting number and position title:</text:p>
      <text:p text:style-name="P3"/>
      <text:p text:style-name="P3">Posting Number</text:p>
      <text:p text:style-name="P3"><draw:rect text:anchor-type="paragraph" draw:z-index="42" draw:style-name="gr2" draw:text-style-name="P21" svg:width="1.7094in" svg:height="0.2094in" svg:x="0.0091in" svg:y="0.0354in"><text:p/></draw:rect></text:p>
      <text:p text:style-name="P3"/>
      <text:p text:style-name="P3">Position Title</text:p>
      <text:p text:style-name="P3"><draw:rect text:anchor-type="paragraph" draw:z-index="43" draw:style-name="gr2" draw:text-style-name="P21" svg:width="1.7094in" svg:height="0.2094in" svg:x="0.0091in" svg:y="0.0354in"><text:p/></draw:rect></text:p>
      <text:p text:style-name="P3"/>
      <text:p text:style-name="P3"/>
      <text:p text:style-name="P3">Work Period (Check all that apply):</text:p>
      <text:p text:style-name="P3"><draw:circle text:anchor-type="paragraph" draw:z-index="44" draw:style-name="gr2" draw:text-style-name="P21" svg:width="0.1362in" svg:height="0.1362in" svg:x="1.3173in" svg:y="0.0654in"><text:p/></draw:circle><draw:rect text:anchor-type="paragraph" draw:z-index="45" draw:style-name="gr3" draw:text-style-name="P21" svg:width="0.7996in" svg:height="0.1469in" svg:x="0.5181in" svg:y="0.0654in"><text:p text:style-name="P21">Fall 2013</text:p></draw:rect></text:p>
      <text:p text:style-name="P3"><draw:circle text:anchor-type="paragraph" draw:z-index="46" draw:style-name="gr2" draw:text-style-name="P21" svg:width="0.1362in" svg:height="0.1362in" svg:x="1.3173in" svg:y="0.0654in"><text:p/></draw:circle><draw:rect text:anchor-type="paragraph" draw:z-index="47" draw:style-name="gr3" draw:text-style-name="P21" svg:width="0.9543in" svg:height="0.1469in" svg:x="0.3634in" svg:y="0.0654in"><text:p text:style-name="P21">Spring 2014</text:p></draw:rect></text:p>
      <text:p text:style-name="P3"><draw:circle text:anchor-type="paragraph" draw:z-index="48" draw:style-name="gr2" draw:text-style-name="P21" svg:width="0.1362in" svg:height="0.1362in" svg:x="1.3173in" svg:y="0.0654in"><text:p/></draw:circle><draw:rect text:anchor-type="paragraph" draw:z-index="49" draw:style-name="gr3" draw:text-style-name="P21" svg:width="1.0634in" svg:height="0.1469in" svg:x="0.2543in" svg:y="0.0654in"><text:p text:style-name="P21">Summer 2014</text:p></draw:rect></text:p>
      <text:p text:style-name="P3"/>
      <text:p text:style-name="P3">Required Student Qualifications</text:p>
      <text:p text:style-name="P3">Academic Level</text:p>
      <text:p text:style-name="P3">Minimum GPA</text:p>
      <text:p text:style-name="P3">Classes</text:p>
      <text:p text:style-name="P3"><text:soft-page-break/>Other</text:p>
      <text:p text:style-name="P3"/>
      <text:p text:style-name="P3"/>
      <text:p text:style-name="P3"/>
      <text:p text:style-name="P3">Job description</text:p>
      <text:p text:style-name="P3"><draw:rect text:anchor-type="paragraph" draw:z-index="50" draw:style-name="gr2" draw:text-style-name="P21" svg:width="3.1453in" svg:height="1.1185in" svg:x="0.0272in" svg:y="0.0311in"><text:p/></draw:rect></text:p>
      <text:p text:style-name="P3"/>
      <text:p text:style-name="P3"><text:tab/></text:p>
      <text:p text:style-name="P3"/>
      <text:p text:style-name="P3"><text:tab/></text:p>
      <text:p text:style-name="P3"/>
      <text:p text:style-name="P3"><text:tab/></text:p>
      <text:p text:style-name="P3">Application Deadline</text:p>
      <text:p text:style-name="P3"/>
      <text:p text:style-name="P3">Contact Information for questions</text:p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arling</meta:initial-creator>
    <meta:creation-date>2013-05-08T19:54:43</meta:creation-date>
    <dc:date>2013-05-15T17:48:53</dc:date>
    <meta:editing-duration>PT17M1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5" meta:paragraph-count="60" meta:word-count="453" meta:character-count="2825" meta:non-whitespace-character-count="2405"/>
  </office:meta>
</office:document-meta>
</file>